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9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7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table:number-columns-repeated="2"/>
          <table:table-cell table:style-name="ce2" table:formula="of:=SUM([.B3:.F3])" office:value-type="float" office:value="23400" calcext:value-type="float">
            <text:p>23400</text:p>
          </table:table-cell>
          <table:table-cell table:number-columns-repeated="8"/>
          <table:table-cell table:formula="of:=SUM([.K2];[.K24];[.K25];[.K23])" office:value-type="float" office:value="31800" calcext:value-type="float">
            <text:p>318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777.694235588973" calcext:value-type="float">
            <text:p>777.694235589</text:p>
          </table:table-cell>
          <table:table-cell office:value-type="string" calcext:value-type="string">
            <text:p>Անժելա</text:p>
          </table:table-cell>
          <table:table-cell table:number-columns-repeated="7"/>
          <table:table-cell table:formula="of:=[.P3]-[.G3]" office:value-type="float" office:value="8400" calcext:value-type="float">
            <text:p>84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172.69423558897" calcext:value-type="float">
            <text:p>1172.69423558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26:.F26])" office:value-type="float" office:value="361.904761904762" calcext:value-type="float">
            <text:p>361.904761904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172.69423558897" calcext:value-type="float">
            <text:p>1172.69423558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172.69423558897" calcext:value-type="float">
            <text:p>1172.694235589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4000" calcext:value-type="float">
            <text:p>4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172.69423558897" calcext:value-type="float">
            <text:p>1172.69423558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 table:number-columns-repeated="3"/>
          <table:table-cell table:formula="of:=SUM([.B26:.F26])" office:value-type="float" office:value="1172.69423558897" calcext:value-type="float">
            <text:p>1172.69423558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172.69423558897" calcext:value-type="float">
            <text:p>1172.694235589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4"/>
          <table:table-cell table:formula="of:=SUM([.B26:.F26])" office:value-type="float" office:value="1172.69423558897" calcext:value-type="float">
            <text:p>1172.69423558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756.904761904762" calcext:value-type="float">
            <text:p>756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172.69423558897" calcext:value-type="float">
            <text:p>1172.69423558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172.69423558897" calcext:value-type="float">
            <text:p>1172.69423558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];[.D26];[.E26];[.F26])" office:value-type="float" office:value="777.694235588973" calcext:value-type="float">
            <text:p>777.69423558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:.F26])" office:value-type="float" office:value="756.904761904762" calcext:value-type="float">
            <text:p>756.904761904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172.69423558897" calcext:value-type="float">
            <text:p>1172.69423558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172.69423558897" calcext:value-type="float">
            <text:p>1172.69423558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172.69423558897" calcext:value-type="float">
            <text:p>1172.694235589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172.69423558897" calcext:value-type="float">
            <text:p>1172.694235589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8" table:formula="of:=SUM([.B26:.F26])" office:value-type="float" office:value="1172.69423558897" calcext:value-type="float">
            <text:p>1172.694235589</text:p>
          </table:table-cell>
          <table:table-cell table:style-name="ce34" office:value-type="string" calcext:value-type="string">
            <text:p>Gevor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172.69423558897" calcext:value-type="float">
            <text:p>117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8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0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1172.69423558897" calcext:value-type="float">
            <text:p>1172.694235589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7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172.69423558897" calcext:value-type="float">
            <text:p>1172.694235589</text:p>
          </table:table-cell>
          <table:table-cell office:value-type="string" calcext:value-type="string">
            <text:p>Meruj</text:p>
          </table:table-cell>
          <table:table-cell/>
          <table:table-cell table:style-name="ce2" table:formula="of:=SUM([.K2:.K26])" office:value-type="float" office:value="31800" calcext:value-type="float">
            <text:p>318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table:style-name="Default"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" table:formula="of:=SUM([.H4:.H28])" office:value-type="float" office:value="23761.9047619048" calcext:value-type="float">
            <text:p>23761.9047619048</text:p>
          </table:table-cell>
          <table:table-cell table:style-name="ce16" office:value-type="float" office:value="900" calcext:value-type="float">
            <text:p>9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4:43:23.202634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05T14:45:45.862873610</dc:date>
    <meta:editing-duration>P10DT2H36M12S</meta:editing-duration>
    <meta:editing-cycles>3158</meta:editing-cycles>
    <meta:generator>LibreOffice/4.2.8.2$Linux_X86_64 LibreOffice_project/420m0$Build-2</meta:generator>
    <meta:document-statistic meta:table-count="19" meta:cell-count="8608" meta:object-count="0"/>
  </office:meta>
</office:document-meta>
</file>